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ff9966" fo:font-family="Optima" style:font-style-name="ExtraBlack" style:font-pitch="variable" fo:font-weight="bold" style:font-weight-asian="bold" style:font-weight-complex="bold"/>
    </style:style>
    <style:style style:name="P3" style:family="paragraph">
      <style:text-properties fo:color="#ff9966"/>
    </style:style>
    <style:style style:name="T1" style:family="text">
      <style:text-properties fo:color="#ff9966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9966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4.25cm" svg:x="1cm" svg:y="0.625cm" presentation:class="title" presentation:user-transformed="true">
          <draw:text-box>
            <text:p text:style-name="P1"><text:span text:style-name="T1">What Did You Lear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25cm" svg:x="1.4cm" svg:y="1.125cm" presentation:class="title">
          <draw:text-box>
            <text:p><text:span text:style-name="T2">Share </text:span><text:span text:style-name="T3">Your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Focus on “What did you learn”</text:p>
              <text:p/>
              <text:p>But also: concerns, questions, insights, observations, conversations, etc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0T14:30:48</meta:creation-date>
    <meta:editing-duration>PT05H39M38S</meta:editing-duration>
    <meta:editing-cycles>9</meta:editing-cycles>
    <meta:generator>OpenOffice.org/3.2$Win32 OpenOffice.org_project/320m18$Build-9502</meta:generator>
    <dc:date>2010-07-22T23:03:58.35</dc:date>
    <dc:creator>David Parker</dc:cre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